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036" calcext:value-type="float">
            <text:p>37.17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0112" calcext:value-type="float">
            <text:p>36.7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6544" calcext:value-type="float">
            <text:p>36.35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19968" calcext:value-type="float">
            <text:p>36.31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18088" calcext:value-type="float">
            <text:p>36.51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9124" calcext:value-type="float">
            <text:p>36.59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52912" calcext:value-type="float">
            <text:p>36.25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6232" calcext:value-type="float">
            <text:p>36.1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65816" calcext:value-type="float">
            <text:p>35.86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21392" calcext:value-type="float">
            <text:p>35.5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8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628" calcext:value-type="float">
            <text:p>35.00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66656" calcext:value-type="float">
            <text:p>34.96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69832" calcext:value-type="float">
            <text:p>34.4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6912" calcext:value-type="float">
            <text:p>33.96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2088" calcext:value-type="float">
            <text:p>34.2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200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7202</text:p>
          </table:table-cell>
          <table:table-cell office:value-type="string" calcext:value-type="string">
            <text:p>Welch West Quad</text:p>
          </table:table-cell>
          <table:table-cell office:value-type="string" calcext:value-type="string">
            <text:p>1999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